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fce3" officeooo:paragraph-rsid="0008f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1:56:58.459847404</meta:creation-date>
    <dc:date>2020-10-13T11:57:24.874665942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